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846cm" fo:min-width="4.96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21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4.449cm" fo:min-width="6.9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2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font-style="italic"/>
    </style:style>
    <style:style style:name="P2" style:family="paragraph">
      <loext:graphic-properties draw:fill="none"/>
      <style:paragraph-properties fo:text-align="center"/>
      <style:text-properties fo:font-style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61cm" svg:height="6.096cm" svg:x="5.064cm" svg:y="4.429cm">
          <text:p text:style-name="P1">CAMARA </text:p>
          <text:p text:style-name="P1">OV2640 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27cm" svg:y1="5.572cm" svg:x2="4.81cm" svg:y2="5.555cm">
          <text:p/>
        </draw:line>
        <draw:line draw:style-name="gr2" draw:text-style-name="P3" draw:layer="layout" svg:x1="2.27cm" svg:y1="6.334cm" svg:x2="4.81cm" svg:y2="6.334cm">
          <text:p/>
        </draw:line>
        <draw:line draw:style-name="gr2" draw:text-style-name="P3" draw:layer="layout" svg:x1="2.27cm" svg:y1="7.223cm" svg:x2="4.81cm" svg:y2="7.223cm">
          <text:p/>
        </draw:line>
        <draw:line draw:style-name="gr2" draw:text-style-name="P3" draw:layer="layout" svg:x1="2.182cm" svg:y1="8.124cm" svg:x2="4.722cm" svg:y2="8.124cm">
          <text:p/>
        </draw:line>
        <draw:line draw:style-name="gr2" draw:text-style-name="P3" draw:layer="layout" svg:x1="17.637cm" svg:y1="5.953cm" svg:x2="20.05cm" svg:y2="5.953cm">
          <text:p/>
        </draw:line>
        <draw:line draw:style-name="gr2" draw:text-style-name="P3" draw:layer="layout" svg:x1="2.27cm" svg:y1="8.828cm" svg:x2="4.81cm" svg:y2="8.828cm">
          <text:p/>
        </draw:line>
        <draw:frame draw:style-name="gr3" draw:text-style-name="P5" draw:layer="layout" svg:width="2.286cm" svg:height="0.725cm" svg:x="1.889cm" svg:y="4.937cm">
          <draw:text-box>
            <text:p text:style-name="P4"><text:span text:style-name="T1">CLK</text:span></text:p>
          </draw:text-box>
        </draw:frame>
        <draw:frame draw:style-name="gr4" draw:text-style-name="P5" draw:layer="layout" svg:width="2.286cm" svg:height="1.673cm" svg:x="1.889cm" svg:y="5.804cm">
          <draw:text-box>
            <text:p text:style-name="P4"><text:span text:style-name="T1">RESET</text:span></text:p>
          </draw:text-box>
        </draw:frame>
        <draw:custom-shape draw:style-name="gr5" draw:text-style-name="P7" draw:layer="layout" svg:width="7.493cm" svg:height="4.699cm" svg:x="4.937cm" svg:y="15.097cm">
          <text:p text:style-name="P6">DRIVER </text:p>
          <text:p text:style-name="P6">SERVO MOTO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27cm" svg:y1="17.129cm" svg:x2="4.683cm" svg:y2="17.129cm">
          <text:p/>
        </draw:line>
        <draw:frame draw:style-name="gr6" draw:text-style-name="P8" draw:layer="layout" svg:width="2.2cm" svg:height="0.725cm" svg:x="1.848cm" svg:y="6.588cm">
          <draw:text-box>
            <text:p><text:span text:style-name="T1">RESETB</text:span></text:p>
          </draw:text-box>
        </draw:frame>
        <draw:frame draw:style-name="gr6" draw:text-style-name="P8" draw:layer="layout" svg:width="1.793cm" svg:height="0.725cm" svg:x="1.889cm" svg:y="7.387cm">
          <draw:text-box>
            <text:p><text:span text:style-name="T1">P</text:span><text:span text:style-name="T1">W</text:span><text:span text:style-name="T1">D</text:span><text:span text:style-name="T1">N</text:span></text:p>
          </draw:text-box>
        </draw:frame>
        <draw:frame draw:style-name="gr6" draw:text-style-name="P8" draw:layer="layout" svg:width="1.776cm" svg:height="0.725cm" svg:x="1.859cm" svg:y="8.136cm">
          <draw:text-box>
            <text:p><text:span text:style-name="T1">SIO_</text:span><text:span text:style-name="T1">C</text:span></text:p>
          </draw:text-box>
        </draw:frame>
        <draw:frame draw:style-name="gr6" draw:text-style-name="P8" draw:layer="layout" svg:width="1.539cm" svg:height="0.725cm" svg:x="1.859cm" svg:y="9.014cm">
          <draw:text-box>
            <text:p><text:span text:style-name="T1">SIOD</text:span></text:p>
          </draw:text-box>
        </draw:frame>
        <draw:line draw:style-name="gr2" draw:text-style-name="P3" draw:layer="layout" svg:x1="2.27cm" svg:y1="8.828cm" svg:x2="4.81cm" svg:y2="8.828cm">
          <text:p/>
        </draw:line>
        <draw:line draw:style-name="gr2" draw:text-style-name="P3" draw:layer="layout" svg:x1="2.27cm" svg:y1="9.763cm" svg:x2="4.81cm" svg:y2="9.763cm">
          <text:p/>
        </draw:line>
        <draw:line draw:style-name="gr2" draw:text-style-name="P3" draw:layer="layout" svg:x1="10.779cm" svg:y1="5.445cm" svg:x2="13.446cm" svg:y2="5.445cm">
          <text:p/>
        </draw:line>
        <draw:line draw:style-name="gr2" draw:text-style-name="P3" draw:layer="layout" svg:x1="10.906cm" svg:y1="6.461cm" svg:x2="13.446cm" svg:y2="6.461cm">
          <text:p/>
        </draw:line>
        <draw:line draw:style-name="gr2" draw:text-style-name="P3" draw:layer="layout" svg:x1="11.033cm" svg:y1="7.604cm" svg:x2="13.446cm" svg:y2="7.604cm">
          <text:p/>
        </draw:line>
        <draw:line draw:style-name="gr2" draw:text-style-name="P3" draw:layer="layout" svg:x1="10.906cm" svg:y1="8.62cm" svg:x2="13.573cm" svg:y2="8.62cm">
          <text:p/>
        </draw:line>
        <draw:line draw:style-name="gr2" draw:text-style-name="P3" draw:layer="layout" svg:x1="11.033cm" svg:y1="9.763cm" svg:x2="13.446cm" svg:y2="9.763cm">
          <text:p/>
        </draw:line>
        <draw:line draw:style-name="gr7" draw:text-style-name="P3" draw:layer="layout" svg:x1="10.906cm" svg:y1="4.429cm" svg:x2="13.446cm" svg:y2="4.429cm">
          <text:p text:style-name="P6"/>
        </draw:line>
        <draw:frame draw:style-name="gr8" draw:text-style-name="P8" draw:layer="layout" svg:width="2.032cm" svg:height="1.199cm" svg:x="10.779cm" svg:y="3.704cm">
          <draw:text-box>
            <text:p><text:span text:style-name="T1">HREF</text:span></text:p>
          </draw:text-box>
        </draw:frame>
        <draw:frame draw:style-name="gr9" draw:text-style-name="P10" draw:layer="layout" svg:width="1.905cm" svg:height="1.199cm" svg:x="10.779cm" svg:y="4.754cm">
          <draw:text-box>
            <text:p text:style-name="P9">PLCK</text:p>
          </draw:text-box>
        </draw:frame>
        <draw:frame draw:style-name="gr6" draw:text-style-name="P10" draw:layer="layout" svg:width="1.963cm" svg:height="0.725cm" svg:x="10.879cm" svg:y="5.799cm">
          <draw:text-box>
            <text:p text:style-name="P9">VSYNC</text:p>
          </draw:text-box>
        </draw:frame>
        <draw:frame draw:style-name="gr6" draw:text-style-name="P10" draw:layer="layout" svg:width="2.246cm" svg:height="0.725cm" svg:x="10.879cm" svg:y="6.869cm">
          <draw:text-box>
            <text:p text:style-name="P9">STROBE</text:p>
          </draw:text-box>
        </draw:frame>
        <draw:frame draw:style-name="gr10" draw:text-style-name="P10" draw:layer="layout" svg:width="1.778cm" svg:height="0.725cm" svg:x="10.764cm" svg:y="7.926cm">
          <draw:text-box>
            <text:p text:style-name="P9">SIO_D</text:p>
          </draw:text-box>
        </draw:frame>
        <draw:frame draw:style-name="gr11" draw:text-style-name="P10" draw:layer="layout" svg:width="0.925cm" svg:height="1.089cm" svg:x="11.505cm" svg:y="9.055cm">
          <draw:text-box>
            <text:p text:style-name="P9">Y</text:p>
          </draw:text-box>
        </draw:frame>
        <draw:frame draw:style-name="gr6" draw:text-style-name="P10" draw:layer="layout" svg:width="1.188cm" svg:height="0.725cm" svg:x="1.997cm" svg:y="16.367cm">
          <draw:text-box>
            <text:p text:style-name="P9">pos</text:p>
          </draw:text-box>
        </draw:frame>
        <draw:line draw:style-name="gr7" draw:text-style-name="P3" draw:layer="layout" svg:x1="12.684cm" svg:y1="17.129cm" svg:x2="15.097cm" svg:y2="17.129cm">
          <text:p text:style-name="P6"/>
        </draw:line>
        <draw:frame draw:style-name="gr12" draw:text-style-name="P8" draw:layer="layout" svg:width="2.032cm" svg:height="0.762cm" svg:x="13.411cm" svg:y="16.386cm">
          <draw:text-box>
            <text:p><text:span text:style-name="T1">p</text:span><text:span text:style-name="T1">w</text:span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23:56:49.131567566</meta:creation-date>
    <dc:date>2018-02-14T01:24:51.526509809</dc:date>
    <meta:editing-duration>PT6M51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